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2.457cm" style:use-optimal-column-width="false"/>
    </style:style>
    <style:style style:name="co2" style:family="table-column">
      <style:table-column-properties style:column-width="3.542cm" style:use-optimal-column-width="false"/>
    </style:style>
    <style:style style:name="ro1" style:family="table-row">
      <style:table-row-properties style:row-height="2.235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9pt" style:font-size-asian="9pt" style:font-size-complex="9pt"/>
    </style:style>
    <style:style style:name="ce2" style:family="table-cell">
      <loext:graphic-properties draw:textarea-vertical-align="middle"/>
      <style:text-properties fo:font-size="9pt" style:font-size-asian="9pt" style:font-size-complex="9pt"/>
    </style:style>
    <style:style style:name="P1" style:family="paragraph">
      <style:paragraph-properties fo:text-align="center"/>
      <style:text-properties fo:font-size="9pt" style:font-size-asian="9pt" style:font-size-complex="9pt"/>
    </style:style>
    <style:style style:name="P2" style:family="paragraph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use-window-font-color="true" loext:opacity="0%" style:text-outline="false" style:text-line-through-style="none" style:text-line-through-type="none" style:font-name="Arial" fo:font-size="9pt" fo:font-style="normal" fo:text-shadow="none" style:text-underline-style="none" fo:font-weight="normal" style:letter-kerning="true" style:font-name-asian="ＭＳ Ｐゴシック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loext:opacity="0%" style:font-name="Liberation Sans" fo:font-size="9pt" style:letter-kerning="true" style:font-name-asian="Noto Sans CJK JP" style:font-size-asian="9pt" style:font-name-complex="Lohit Devanagari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standard" draw:layer="layout" svg:width="5.998cm" svg:height="4.469cm" svg:x="0cm" svg:y="0.03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示量的</text:span></text:p>
                <text:p text:style-name="P1"><text:span text:style-name="T2">（示</text:span><text:span text:style-name="T1">量変数）</text:span></text:p>
              </table:table-cell>
              <table:table-cell table:style-name="ce2">
                <text:p text:style-name="P2"><text:span text:style-name="T1">物質量，体積，</text:span></text:p>
                <text:p text:style-name="P2"><text:span text:style-name="T1">質量，</text:span></text:p>
                <text:p text:style-name="P2"><text:span text:style-name="T1">エンタルピー，</text:span></text:p>
                <text:p text:style-name="P2"><text:span text:style-name="T1">内部エネルギー</text:span></text:p>
              </table:table-cell>
            </table:table-row>
            <table:table-row table:style-name="ro1">
              <table:table-cell table:style-name="ce1">
                <text:p text:style-name="P1">示強的</text:p>
                <text:p text:style-name="P1">（示強変数）</text:p>
              </table:table-cell>
              <table:table-cell table:style-name="ce2">
                <text:p><text:span text:style-name="T3">圧力，温度，</text:span><text:span text:style-name="T1">濃度，密度，</text:span></text:p>
                <text:p text:style-name="P2">化学ポテンシャル</text:p>
                <text:p text:style-name="P2"/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JP" style:font-family-asian="'Noto Sans CJK J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</office:styles>
  <office:automatic-styles>
    <style:page-layout style:name="PM0">
      <style:page-layout-properties fo:margin-top="0cm" fo:margin-bottom="0cm" fo:margin-left="0cm" fo:margin-right="0cm" fo:page-width="6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4-01-19T04:44:23.989000000</meta:creation-date>
    <dc:date>2022-09-24T18:40:06.716068483</dc:date>
    <meta:editing-duration>PT4H30M12S</meta:editing-duration>
    <meta:editing-cycles>153</meta:editing-cycles>
    <meta:generator>LibreOffice/7.3.6.2$Linux_X86_64 LibreOffice_project/30$Build-2</meta:generator>
    <meta:document-statistic meta:object-count="1"/>
  </office:meta>
</office:document-meta>
</file>